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rodtekst">
      <style:text-properties officeooo:paragraph-rsid="00b6dbb9"/>
    </style:style>
    <style:style style:name="P3" style:family="paragraph" style:parent-style-name="_31_DUO_5f_Overskrift" style:master-page-name="First_20_Page">
      <style:paragraph-properties style:page-number="1"/>
      <style:text-properties officeooo:paragraph-rsid="00b6dbb9"/>
    </style:style>
    <style:style style:name="T1" style:family="text">
      <style:text-properties fo:language="nb" fo:country="NO" fo:font-style="normal" fo:font-weight="normal" officeooo:rsid="00b6dbb9" style:font-style-asian="normal" style:font-weight-asian="normal" style:font-style-complex="normal" style:font-weight-complex="normal"/>
    </style:style>
    <style:style style:name="T2" style:family="text">
      <style:text-properties fo:language="nb" fo:country="NO" fo:font-style="normal" fo:font-weight="normal" officeooo:rsid="01e71348" style:font-style-asian="normal" style:font-weight-asian="normal" style:font-style-complex="normal" style:font-weight-complex="normal"/>
    </style:style>
    <style:style style:name="T3" style:family="text">
      <style:text-properties fo:language="nb" fo:country="NO" fo:font-style="normal" fo:font-weight="normal" officeooo:rsid="01e7288c" style:font-style-asian="normal" style:font-weight-asian="normal" style:font-style-complex="normal" style:font-weight-complex="normal"/>
    </style:style>
    <style:style style:name="T4" style:family="text">
      <style:text-properties fo:language="nb" fo:country="NO" fo:font-style="normal" fo:font-weight="normal" officeooo:rsid="01ec217a" style:font-style-asian="normal" style:font-weight-asian="normal" style:font-style-complex="normal" style:font-weight-complex="normal"/>
    </style:style>
    <style:style style:name="T5" style:family="text">
      <style:text-properties fo:language="nb" fo:country="NO" fo:font-style="normal" fo:font-weight="normal" officeooo:rsid="01e8f67a" style:font-style-asian="normal" style:font-weight-asian="normal" style:font-style-complex="normal" style:font-weight-complex="normal"/>
    </style:style>
    <style:style style:name="T6" style:family="text">
      <style:text-properties fo:language="nb" fo:country="NO" fo:font-style="normal" fo:font-weight="normal" officeooo:rsid="01e5bc48" style:font-style-asian="normal" style:font-weight-asian="normal" style:font-style-complex="normal" style:font-weight-complex="normal"/>
    </style:style>
    <style:style style:name="T7" style:family="text">
      <style:text-properties fo:language="nb" fo:country="NO" fo:font-style="normal" fo:font-weight="normal" officeooo:rsid="01e774b3" style:font-style-asian="normal" style:font-weight-asian="normal" style:font-style-complex="normal" style:font-weight-complex="normal"/>
    </style:style>
    <style:style style:name="T8" style:family="text">
      <style:text-properties fo:language="nb" fo:country="NO" fo:font-style="normal" fo:font-weight="normal" officeooo:rsid="01ea2fa6" style:font-style-asian="normal" style:font-weight-asian="normal" style:font-style-complex="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Strong_20_Emphasis"><text:span text:style-name="T1">Christie</text:span></text:span></text:h>
      <text:p text:style-name="P2"><text:span text:style-name="Strong_20_Emphasis"><text:span text:style-name="T4">Den store selvfølgeligheten knyttet til scenen jeg møtte da jeg kom til skolen var en utfordring. Det kunne virke</text:span></text:span><text:span text:style-name="Strong_20_Emphasis"><text:span text:style-name="T5"> unødvendig å ha dratt til skolen og være der for å forestille seg </text:span></text:span><text:span text:style-name="Strong_20_Emphasis"><text:span text:style-name="T4">disse </text:span></text:span><text:span text:style-name="Strong_20_Emphasis"><text:span text:style-name="T5">veggene og</text:span></text:span><text:span text:style-name="Strong_20_Emphasis"><text:span text:style-name="T4"> deres funksjon</text:span></text:span><text:span text:style-name="Strong_20_Emphasis"><text:span text:style-name="T5">. </text:span></text:span><text:span text:style-name="Strong_20_Emphasis"><text:span text:style-name="T6">Istedenfor å beskrive skolen ut fra dens </text:span></text:span><text:span text:style-name="Strong_20_Emphasis"><text:span text:style-name="T7">(standardiserte) </text:span></text:span><text:span text:style-name="Strong_20_Emphasis"><text:span text:style-name="T6">posisjon innenfor nettverket som transporterer barnet igjennom dens utdanning </text:span></text:span><text:span text:style-name="Strong_20_Emphasis"><text:span text:style-name="T7">har </text:span></text:span><text:span text:style-name="Strong_20_Emphasis"><text:span text:style-name="T6">Christie, i likhet med Foucault </text:span></text:span><text:reference-mark-start text:name="ZOTERO_ITEM CSL_CITATION {&quot;citationID&quot;:&quot;yZnIHUpe&quot;,&quot;properties&quot;:{&quot;formattedCitation&quot;:&quot;(1977)&quot;,&quot;plainCitation&quot;:&quot;(1977)&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suppress-author&quot;:true}],&quot;schema&quot;:&quot;https://github.com/citation-style-language/schema/raw/master/csl-citation.json&quot;} RNDXq60iPGf9j"/><text:span text:style-name="Strong_20_Emphasis"><text:span text:style-name="T6">(1977)</text:span></text:span><text:reference-mark-end text:name="ZOTERO_ITEM CSL_CITATION {&quot;citationID&quot;:&quot;yZnIHUpe&quot;,&quot;properties&quot;:{&quot;formattedCitation&quot;:&quot;(1977)&quot;,&quot;plainCitation&quot;:&quot;(1977)&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suppress-author&quot;:true}],&quot;schema&quot;:&quot;https://github.com/citation-style-language/schema/raw/master/csl-citation.json&quot;} RNDXq60iPGf9j"/><text:span text:style-name="Strong_20_Emphasis"><text:span text:style-name="T6"> etter han, </text:span></text:span><text:span text:style-name="Strong_20_Emphasis"><text:span text:style-name="T7">likevel</text:span></text:span><text:span text:style-name="Strong_20_Emphasis"><text:span text:style-name="T6"> </text:span></text:span><text:span text:style-name="Strong_20_Emphasis"><text:span text:style-name="T7">påpeket at </text:span></text:span><text:span text:style-name="Strong_20_Emphasis"><text:span text:style-name="T5">det kan være vel så naturlig heller å sammenligne skolen med andre </text:span></text:span><text:span text:style-name="Strong_20_Emphasis"><text:span text:style-name="T8">samfunns</text:span></text:span><text:span text:style-name="Strong_20_Emphasis"><text:span text:style-name="T5">institusjoner. Slik Latour og Woolgar </text:span></text:span><text:reference-mark-start text:name="ZOTERO_ITEM CSL_CITATION {&quot;citationID&quot;:&quot;nADeJLW7&quot;,&quot;properties&quot;:{&quot;formattedCitation&quot;:&quot;(1986)&quot;,&quot;plainCitation&quot;:&quot;(1986)&quot;,&quot;noteIndex&quot;:0},&quot;citationItems&quot;:[{&quot;id&quot;:74,&quot;uris&quot;:[&quot;http://zotero.org/users/2931661/items/QUEUWGPX&quot;],&quot;uri&quot;:[&quot;http://zotero.org/users/2931661/items/QUEUWGPX&quot;],&quot;itemData&quot;:{&quot;id&quot;:74,&quot;type&quot;:&quot;book&quot;,&quot;title&quot;:&quot;Laboratory life: The construction of scientific facts&quot;,&quot;publisher&quot;:&quot;Princeton University Press&quot;,&quot;author&quot;:[{&quot;family&quot;:&quot;Latour&quot;,&quot;given&quot;:&quot;Bruno&quot;},{&quot;family&quot;:&quot;Woolgar&quot;,&quot;given&quot;:&quot;Steve&quot;}],&quot;issued&quot;:{&quot;date-parts&quot;:[[&quot;1986&quot;]]}},&quot;suppress-author&quot;:true}],&quot;schema&quot;:&quot;https://github.com/citation-style-language/schema/raw/master/csl-citation.json&quot;} RNDNxEXi8dbzK"/><text:span text:style-name="Strong_20_Emphasis"><text:span text:style-name="T5">(1986)</text:span></text:span><text:reference-mark-end text:name="ZOTERO_ITEM CSL_CITATION {&quot;citationID&quot;:&quot;nADeJLW7&quot;,&quot;properties&quot;:{&quot;formattedCitation&quot;:&quot;(1986)&quot;,&quot;plainCitation&quot;:&quot;(1986)&quot;,&quot;noteIndex&quot;:0},&quot;citationItems&quot;:[{&quot;id&quot;:74,&quot;uris&quot;:[&quot;http://zotero.org/users/2931661/items/QUEUWGPX&quot;],&quot;uri&quot;:[&quot;http://zotero.org/users/2931661/items/QUEUWGPX&quot;],&quot;itemData&quot;:{&quot;id&quot;:74,&quot;type&quot;:&quot;book&quot;,&quot;title&quot;:&quot;Laboratory life: The construction of scientific facts&quot;,&quot;publisher&quot;:&quot;Princeton University Press&quot;,&quot;author&quot;:[{&quot;family&quot;:&quot;Latour&quot;,&quot;given&quot;:&quot;Bruno&quot;},{&quot;family&quot;:&quot;Woolgar&quot;,&quot;given&quot;:&quot;Steve&quot;}],&quot;issued&quot;:{&quot;date-parts&quot;:[[&quot;1986&quot;]]}},&quot;suppress-author&quot;:true}],&quot;schema&quot;:&quot;https://github.com/citation-style-language/schema/raw/master/csl-citation.json&quot;} RNDNxEXi8dbzK"/><text:span text:style-name="Strong_20_Emphasis"><text:span text:style-name="T5"> gjorde i deres beskrivelse av en antropolog sin reise hos vitenskapsfolket i laboratoriet s</text:span></text:span><text:span text:style-name="Strong_20_Emphasis"><text:span text:style-name="T4">å</text:span></text:span><text:span text:style-name="Strong_20_Emphasis"><text:span text:style-name="T5"> jeg det nødvendig å se det absurde i situasjonen for å hanskes med den kulturelle sympatien det er alt for lett å </text:span></text:span><text:span text:style-name="Strong_20_Emphasis"><text:span text:style-name="T8">få for skolefolkets historie. For en som hadde brukt snart tyve år innen utdanning var det likevel få ting som virket like absurd som måten laboratorie teknikkere bearbeider rottehjerner. </text:span></text:span></text:p>
      <text:p text:style-name="P2"><text:span text:style-name="Strong_20_Emphasis"><text:span text:style-name="T2">«Se det nå litt fra enkelte elevers synsvinkel, fra slike som ikke har tenkt å gå videre i skolen, det kan være en stor og sterk ungdom med hår på hake eller alternativt med bryst som strutter, med større potens og større generelt aktivitetsnivå enn han eller hun noengang senere vil nå, og med intenst behov for å kunne te seg som en verdig voksen. Jeg tror jeg vil våge den påstand at slike elevers opplevelse av sin situasjon nokså ofte ligger tett til fangens. De opplever et autoritært system som de ikke kan komme ut av. De er tvunget til å gå der. D</text:span></text:span><text:span text:style-name="Strong_20_Emphasis"><text:span text:style-name="T3">e</text:span></text:span><text:span text:style-name="Strong_20_Emphasis"><text:span text:style-name="T2"> kan hentes av makthavere om de ikke kommer, og plasseres i annen anstalt. Foreldre må straffes om de ikke sender dem. Elever er det laveste ledd i systemet, alle andre, absolutt alle, har makt over dem og kan gi ordre de må bøye seg for. De som har makten koordinerer sine handlinger og sine informasjoner. Det en av dem vet, vil svært ofte alle vite. Denne kunnskapen vil også bli formidlet til andre med makt – foreldre eller myndighetspersoner, og andre informasjoner vil bli formidlet tilbake fra disse.» (s.113)</text:span></text:span></text:p>
      <text:p text:style-name="P2"><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宋体" style:font-family-asian="宋体" style:font-family-generic-asian="system" style:font-pitch-asian="variable" style:font-weight-asian="bold" style:font-name-complex="DejaVu Sans" style:font-family-complex="'DejaVu Sans'" style:font-family-generic-complex="system" style:font-pitch-complex="variable" style:font-weight-complex="bold"/>
    </style:style>
    <style:style style:name="_31_DUO_5f_Overskrift" style:display-name="1DUO_Overskrift" style:family="paragraph" style:parent-style-name="Standard" style:default-outline-level="1" style:list-style-name="">
      <style:paragraph-properties fo:margin-left="0in" fo:margin-right="0in" fo:text-indent="0in" style:auto-text-indent="false" fo:break-before="page"/>
      <style:text-properties style:font-name="Arial" fo:font-family="Arial" style:font-family-generic="roman" style:font-pitch="variable" fo:font-size="24pt" fo:language="en" fo:country="US" fo:font-weight="bold" style:font-size-asian="24pt" style:font-weight-asian="bold" style:font-size-complex="24pt"/>
    </style:style>
    <style:style style:name="Brodtekst" style:family="paragraph" style:parent-style-name="Standard" style:default-outline-level="">
      <style:paragraph-properties fo:margin-top="0in" fo:margin-bottom="0.1665in" loext:contextual-spacing="false" fo:line-height="150%"/>
      <style:text-properties fo:language="en" fo:country="US"/>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 style:display-name="4DUO_Overskrift" style:family="paragraph" style:parent-style-name="Standard" style:next-style-name="Brodtekst" style:default-outline-level="">
      <style:paragraph-properties fo:margin-top="0.3335in" fo:margin-bottom="0.139in" loext:contextual-spacing="false"/>
      <style:text-properties style:font-name="Arial" fo:font-family="Arial" style:font-family-generic="roman" style:font-pitch="variable" fo:language="en" fo:country="U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Uten_20_nr._20_DUO" style:display-name="Uten nr. DUO"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Uten_20_nr._20_etter_20_kap1" style:display-name="Uten nr. etter kap1"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Sitat" style:family="paragraph" style:parent-style-name="Standard" style:next-style-name="Brodtekst" style:default-outline-level="">
      <style:paragraph-properties fo:margin-left="0in" fo:margin-right="0in" fo:text-indent="0.4917in" style:auto-text-indent="false"/>
      <style:text-properties fo:font-style="italic" style:font-style-asian="italic"/>
    </style:style>
    <style:style style:name="Figur" style:family="paragraph" style:parent-style-name="Standard" style:next-style-name="Brodtekst" style:default-outline-level="">
      <style:text-properties fo:font-size="10pt" style:font-size-asian="10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 style:display-name="Forside - 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 style:display-name="Forside - Under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 style:display-name="Forside - Forfatter og oppgave"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 style:display-name="Forside - dato"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style:font-name-complex="Arial1" style:font-family-complex="Arial" style:font-family-generic-complex="system" style:font-pitch-complex="variable" style:font-size-complex="16pt"/>
    </style:style>
    <style:style style:name="Default_20_Paragraph_20_Font" style:display-name="Default Paragraph Font" style:family="text"/>
    <style:style style:name="_31_DUO_5f_Overskrift_20_Char" style:display-name="1DUO_Overskrift Char" style:family="text" style:parent-style-name="Default_20_Paragraph_20_Font">
      <style:text-properties style:font-name="Arial" fo:font-family="Arial" style:font-family-generic="roman" style:font-pitch="variable" fo:font-size="24pt" fo:language="en" fo:country="US" fo:font-weight="bold" style:font-size-asian="24pt" style:font-weight-asian="bold" style:font-size-complex="24pt"/>
    </style:style>
    <style:style style:name="Brodtekst_20_Char" style:display-name="Brodtekst Char" style:family="text" style:parent-style-name="Default_20_Paragraph_20_Font">
      <style:text-properties style:font-name="Times New Roman" fo:font-family="'Times New Roman'" style:font-family-generic="roman" style:font-pitch="variable" fo:font-size="12pt" fo:language="en" fo:country="US" style:font-size-asian="12pt"/>
    </style:style>
    <style:style style:name="_32_DUO_5f_Overskrift_20_Char" style:display-name="2DUO_Overskrift Char" style:family="text" style:parent-style-name="Default_20_Paragraph_20_Font">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_20_Char" style:display-name="3DUO_Overskrift Char" style:family="text" style:parent-style-name="Default_20_Paragraph_20_Font">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_20_Char" style:display-name="4DUO_Overskrift Char" style:family="text" style:parent-style-name="Default_20_Paragraph_20_Font">
      <style:text-properties style:font-name="Arial" fo:font-family="Arial" style:font-family-generic="roman" style:font-pitch="variable" fo:font-size="12pt" fo:language="en" fo:country="US" fo:font-weight="bold" style:font-size-asian="12pt" style:font-weight-asian="bold"/>
    </style:style>
    <style:style style:name="Uten_20_nr._20_DUO_20_Char" style:display-name="Uten nr. DUO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Uten_20_nr._20_etter_20_kap1_20_Char" style:display-name="Uten nr. etter kap1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Sitat_20_Char" style:display-name="Sitat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style>
    <style:style style:name="Figur_20_Char" style:display-name="Figur Char" style:family="text" style:parent-style-name="Default_20_Paragraph_20_Font">
      <style:text-properties style:font-name="Times New Roman" fo:font-family="'Times New Roman'" style:font-family-generic="roman" style:font-pitch="variable"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宋体" style:font-family-asian="宋体"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_20_Char" style:display-name="Forside - Tittel Char" style:family="text" style:parent-style-name="Default_20_Paragraph_20_Font">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_20_Char" style:display-name="Forside - Undertittel Char" style:family="text" style:parent-style-name="Default_20_Paragraph_20_Font">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_20_Char" style:display-name="Forside - Forfatter og oppgave Char" style:family="text" style:parent-style-name="Default_20_Paragraph_20_Font">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_20_Char" style:display-name="Forside - dato Ch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6pt"/>
    </style:style>
    <style:style style:name="ListLabel_20_1" style:display-name="ListLabel 1" style:family="text">
      <style:text-properties fo:language="nb" fo:country="NO"/>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1."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I"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I" style:print-orientation="portrait" fo:margin-top="1.1028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0</text:page-number></text:p>
        <text:p text:style-name="Footer"/>
      </style:footer>
      <style:footer-left>
        <text:p text:style-name="Footer"><text:page-number text:select-page="current">0</text:page-number></text:p>
        <text:p text:style-name="Footer"/>
      </style:footer-left>
    </style:master-page>
    <style:master-page style:name="First_20_Page" style:display-name="First Page" style:page-layout-name="Mpm2" style:next-style-name="Standard"/>
    <style:master-page style:name="Converted1" style:page-layout-name="Mpm3">
      <style:footer>
        <text:p text:style-name="MP1"><text:page-number text:select-page="current">0</text:page-number></text:p>
        <text:p text:style-name="Footer"/>
      </style:footer>
      <style:footer-left>
        <text:p text:style-name="Footer"><text:page-number text:select-page="current">0</text:page-number></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de Ruben Nilsen</meta:initial-creator>
    <meta:editing-cycles>24</meta:editing-cycles>
    <meta:print-date>2009-03-06T08:41:00</meta:print-date>
    <meta:creation-date>2012-08-21T07:27:00</meta:creation-date>
    <dc:date>2018-12-17T11:12:40.318925194</dc:date>
    <meta:editing-duration>PT17H42M31S</meta:editing-duration>
    <meta:generator>LibreOffice/6.0.7.3$Linux_X86_64 LibreOffice_project/00m0$Build-3</meta:generator>
    <meta:document-statistic meta:table-count="0" meta:image-count="0" meta:object-count="0" meta:page-count="1" meta:paragraph-count="7" meta:word-count="347" meta:character-count="2023" meta:non-whitespace-character-count="1681"/>
    <meta:user-defined meta:name="AppVersion">14.0000</meta:user-defined>
    <meta:user-defined meta:name="Company">Universitetet i Oslo</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53"&gt;&lt;session id="fOTqgS7l"/&gt;&lt;style id="http://www.zotero.org/styles/apa" locale="nb-NO" hasBibliography="1" bibliographyStyleHasBeenSet="0"/&gt;&lt;prefs&gt;&lt;pref name="fieldType" value="ReferenceMark"/&gt;&lt;pref name="automa</meta:user-defined>
    <meta:user-defined meta:name="ZOTERO_PREF_2" meta:value-type="string">ticJournalAbbreviations" value="true"/&gt;&lt;/prefs&gt;&lt;/data&gt;</meta:user-defined>
    <meta:template xlink:type="simple" xlink:actuate="onRequest" xlink:title="8882A100.dotm" xlink:href=""/>
  </office:meta>
</office:document-meta>
</file>